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ernal Email</text:p>
      <text:p text:style-name="Standard"/>
      <text:p text:style-name="Standard">Users</text:p>
      <text:p text:style-name="Standard">Messages</text:p>
      <text:p text:style-name="Standard">Locations</text:p>
      <text:p text:style-name="Standard"/>
      <text:p text:style-name="Standard">Created the User Model</text:p>
      <text:p text:style-name="Standard">Created The association between the User and the Messag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eo </meta:initial-creator>
    <meta:creation-date>2013-09-20T13:09:21</meta:creation-date>
    <dc:date>2013-09-20T13:20:49</dc:date>
    <dc:creator>Timoteo </dc:creator>
    <meta:editing-duration>PT9M17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6" meta:word-count="18" meta:character-count="115" meta:non-whitespace-character-count="103"/>
  </office:meta>
</office:document-meta>
</file>